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emory type</text:p>
          </table:table-cell>
          <table:table-cell office:value-type="string" calcext:value-type="string">
            <text:p>Refere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eterBonasso1997, Firby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PeterBonasso1997, Firby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PeterBonasso1997, Firby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Varma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Varma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Sanner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sensory</text:p>
          </table:table-cell>
          <table:table-cell office:value-type="string" calcext:value-type="string">
            <text:p>Nyamsuren201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Anderson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Thom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Pee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<text:s/>episodic</text:p>
          </table:table-cell>
          <table:table-cell office:value-type="string" calcext:value-type="string">
            <text:p>Thom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enjamin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Benjamin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Benjamin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Washingtona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Hayes-Roth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Washingtona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Washingtona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Freed19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sensory</text:p>
          </table:table-cell>
          <table:table-cell office:value-type="string" calcext:value-type="string">
            <text:p>Freed19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reed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<text:s/>sensory</text:p>
          </table:table-cell>
          <table:table-cell office:value-type="string" calcext:value-type="string">
            <text:p>Bello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ello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artin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Martin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Schaat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Schaat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Wendt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rpenter200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Carpenter200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Grossberg200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Grossberg200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Novianto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Novianto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Novianto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Novianto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Novianto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Gat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Gat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Gat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Rohrer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Rohrer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Rohrer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Rohrer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leischer2009, Krichmar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Edelman200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Krichmar200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Huntsberger2010, Hansen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ansen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Nkambou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Faghihi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Dubois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aghihi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Arrabales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oreno2007, Arrabales200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<text:s text:c="2"/>semantic</text:p>
          </table:table-cell>
          <table:table-cell office:value-type="string" calcext:value-type="string">
            <text:p>Lian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Lian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Lian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Deutsch200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Deutsch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Deutsch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Deutsch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Goertzel201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Goertzel201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Goertzel201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kle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Ikle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Pollock1999, Pollock1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Pollock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ollock199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sensory</text:p>
          </table:table-cell>
          <table:table-cell office:value-type="string" calcext:value-type="string">
            <text:p>Brom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rom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Brom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Brom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ssimatis200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Cassimatis2007b, Cassimatis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Trafton20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Veloso199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Veloso1994, Borrajo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ink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Fink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Georgeff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Georgeff1986, Wilkins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Georgeff1986, Wilkins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Barnes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Barnes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an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Jajodia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Ogasawara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Ogasawara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Ogasawara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Ogasawara1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ward2009, Coward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Coward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Coward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Coward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urdock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Murdock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urdock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Murdock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ustos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Bustos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Marfil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arfil2016</text:p>
          </table:table-cell>
          <table:table-cell/>
          <table:table-cell office:value-type="string" calcext:value-type="string">
            <text:p><text:s/>high-level knowledge of the actions in terms of their preconditions and effects embedded in PELEA planner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He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e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He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eng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<text:s/>global</text:p>
          </table:table-cell>
          <table:table-cell office:value-type="string" calcext:value-type="string">
            <text:p>Weng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Weng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Weng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endelken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Shastri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Shastri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Shastri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sensory</text:p>
          </table:table-cell>
          <table:table-cell office:value-type="string" calcext:value-type="string">
            <text:p>Rosenbloom201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Pynadath2014, Rosenbloom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Pynadath2014, Rosenbloom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Pynadath2014, Rosenbloom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ynadath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<text:s/>sensory</text:p>
          </table:table-cell>
          <table:table-cell office:value-type="string" calcext:value-type="string">
            <text:p>Wintermute200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Lai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Lai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Laird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Laird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Tsotsos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Tsotsos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Vanlehn19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Vanlehn19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Vanlehn19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itchell1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itchell19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Mitchell19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Thorisson199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Thorisson199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Thorisson199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Thorisson199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Albus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Albus1998, Albus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Albus1998, Albus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Eliasmith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Crawford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Eliasmith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Trujillo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semantic</text:p>
          </table:table-cell>
          <table:table-cell office:value-type="string" calcext:value-type="string">
            <text:p>Boloni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episodic</text:p>
          </table:table-cell>
          <table:table-cell office:value-type="string" calcext:value-type="string">
            <text:p>Boloni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oloni2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20:36:20.941732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2:31:38.393124292</meta:creation-date>
    <dc:date>2018-09-09T20:36:31.302399412</dc:date>
    <meta:editing-duration>PT10M16S</meta:editing-duration>
    <meta:editing-cycles>2</meta:editing-cycles>
    <meta:generator>LibreOffice/5.1.6.2$Linux_X86_64 LibreOffice_project/10m0$Build-2</meta:generator>
    <meta:document-statistic meta:table-count="1" meta:cell-count="447" meta:object-count="0"/>
  </office:meta>
</office:document-meta>
</file>